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vertical-align="middle"/>
    </style:style>
    <style:style style:name="gr6" style:family="graphic" style:parent-style-name="standard">
      <style:graphic-properties draw:marker-start="Arrow" draw:fill="solid" draw:fill-color="#ffff99" draw:textarea-vertical-align="middle"/>
    </style:style>
    <style:style style:name="gr7" style:family="graphic" style:parent-style-name="standard">
      <style:graphic-properties draw:marker-end="Arrow" draw:fill="solid" draw:fill-color="#ffff99" draw:textarea-vertical-align="middle"/>
    </style:style>
    <style:style style:name="gr8" style:family="graphic" style:parent-style-name="standard">
      <style:graphic-properties draw:marker-start="Arrow" draw:marker-end="Arrow" draw:fill="solid" draw:fill-color="#ffff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200%" fo:text-align="center"/>
    </style:style>
    <style:style style:name="P5" style:family="paragraph">
      <style:paragraph-properties fo:line-height="20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2cm" svg:height="1.3cm" svg:x="2.9cm" svg:y="8.2cm">
          <text:p text:style-name="P1">Explor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.5cm" svg:height="7.5cm" svg:x="3.3cm" svg:y="9.6cm">
          <text:p text:style-name="P2"><text:span text:style-name="T1">index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7cm" svg:height="0.9cm" svg:x="13.3cm" svg:y="10.2cm">
          <text:p text:style-name="P3"><text:span text:style-name="T1">session.active_path = {path:step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5.5cm" svg:height="0.9cm" svg:x="13.4cm" svg:y="8.3cm">
          <text:p text:style-name="P3"><text:span text:style-name="T1">session.paths_today = [list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7cm" svg:height="4.5cm" svg:x="5.3cm" svg:y="9.9cm">
          <text:p text:style-name="P4"><text:span text:style-name="T1">.args[0]</text:span></text:p>
          <text:p text:style-name="P4"><text:span text:style-name="T1">='start' or None</text:span></text:p>
          <text:p text:style-name="P4"><text:span text:style-name="T1">='ask'</text:span></text:p>
          <text:p text:style-name="P4"><text:span text:style-name="T1">='reply'</text:span></text:p>
          <text:p text:style-name="P4"><text:span text:style-name="T1">='error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" draw:id="id2" draw:layer="layout" svg:width="5.2cm" svg:height="1.3cm" svg:x="21.2cm" svg:y="7.4cm">
          <text:p text:style-name="P1">Exploring.htm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3" draw:id="id3" draw:layer="layout" svg:width="5.2cm" svg:height="1.1cm" svg:x="23.8cm" svg:y="17.7cm">
          <text:p text:style-name="P1">Exploring.lo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8.1cm" svg:y1="8.85cm" svg:x2="21.2cm" svg:y2="8.05cm" draw:start-shape="id1" draw:start-glue-point="7" draw:end-shape="id2" draw:end-glue-point="5" svg:d="m8100 8850h6551v-800h6549">
          <text:p/>
        </draw:connector>
        <draw:connector draw:style-name="gr6" draw:text-style-name="P1" draw:layer="layout" svg:x1="26.4cm" svg:y1="18.8cm" svg:x2="23.8cm" svg:y2="8.7cm" draw:start-shape="id3" draw:start-glue-point="6" draw:end-shape="id2" draw:end-glue-point="6" svg:d="m26400 18800v502h-3101v-6101h501v-4501">
          <text:p/>
        </draw:connector>
        <draw:connector draw:style-name="gr7" draw:text-style-name="P1" draw:layer="layout" svg:x1="29cm" svg:y1="18.25cm" svg:x2="26.4cm" svg:y2="8.05cm" draw:start-shape="id3" draw:start-glue-point="7" draw:end-shape="id2" draw:end-glue-point="7" svg:d="m29000 18250h502v-10200h-3102">
          <text:p/>
        </draw:connector>
        <draw:custom-shape draw:style-name="gr3" draw:text-style-name="P3" draw:layer="layout" svg:width="3.7cm" svg:height="3.3cm" svg:x="22cm" svg:y="10.7cm">
          <text:p text:style-name="P1"><text:span text:style-name="T1">.args[0]</text:span></text:p>
          <text:p text:style-name="P1"><text:span text:style-name="T1">='start' or None</text:span></text:p>
          <text:p text:style-name="P1"><text:span text:style-name="T1">='ask'</text:span></text:p>
          <text:p text:style-name="P1"><text:span text:style-name="T1">='end'</text:span></text:p>
          <text:p text:style-name="P1"><text:span text:style-name="T1">='error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2.801cm" svg:height="0.7cm" svg:x="9.199cm" svg:y="10.8cm">
          <text:p text:style-name="P2"><text:span text:style-name="T1">startpath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2.801cm" svg:height="0.7cm" svg:x="9.199cm" svg:y="11.8cm">
          <text:p text:style-name="P2"><text:span text:style-name="T1">stepask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2.801cm" svg:height="0.7cm" svg:x="9.2cm" svg:y="12.7cm">
          <text:p text:style-name="P2"><text:span text:style-name="T1">stepreply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2.801cm" svg:height="0.7cm" svg:x="9.2cm" svg:y="13.6cm">
          <text:p text:style-name="P2"><text:span text:style-name="T1">steperro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2cm" svg:y1="11.15cm" svg:x2="13.3cm" svg:y2="10.65cm" draw:start-shape="id4" draw:start-glue-point="7" draw:end-shape="id5" draw:end-glue-point="5" svg:d="m12000 11150h650v-500h650">
          <text:p/>
        </draw:connector>
        <draw:connector draw:style-name="gr5" draw:text-style-name="P1" draw:layer="layout" svg:x1="10.599cm" svg:y1="10.8cm" svg:x2="13.4cm" svg:y2="8.75cm" draw:start-shape="id4" draw:start-glue-point="4" draw:end-shape="id6" draw:end-glue-point="5" svg:d="m10599 10800v-2050h2801">
          <text:p/>
        </draw:connector>
        <draw:custom-shape draw:style-name="gr2" draw:text-style-name="P3" draw:layer="layout" svg:width="7cm" svg:height="0.9cm" svg:x="13.3cm" svg:y="11.9cm">
          <text:p text:style-name="P3"><text:span text:style-name="T1">session.blocked = T/F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Scott</meta:initial-creator>
    <meta:creation-date>2012-02-16T19:40:48</meta:creation-date>
    <dc:date>2012-02-17T09:38:17</dc:date>
    <dc:creator>Ian Scott</dc:creator>
    <meta:editing-duration>PT12H26M7S</meta:editing-duration>
    <meta:editing-cycles>1</meta:editing-cycles>
    <meta:document-statistic meta:object-count="18"/>
    <meta:generator>LibreOffice/3.5$Linux_X86_64 LibreOffice_project/Cannot find the git binary! Is git installed and is in PATH?</meta:generator>
  </office:meta>
</office:document-meta>
</file>